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57333" officeooo:paragraph-rsid="00157333"/>
    </style:style>
    <style:style style:name="P2" style:family="paragraph" style:parent-style-name="Standard">
      <style:text-properties fo:language="pl" fo:country="PL" officeooo:rsid="001765fd" officeooo:paragraph-rsid="001765f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1.</text:p>
      <text:p text:style-name="P1">a) Jako że w kazdym węźle mamy wskaźnik zbalansowania danego podrzewa, wiemy które z podrzew, lewe czy prawe jest wyższe (-1 prawe wyższe, 1 lewe wyższe, 0 takie same). Jeżeli oba podrzewa są takie same to wybieramy dowolne z nich. W przeciwnym przypadku wypadku wybieramy niższe oraz schodzimy do jego korzenia, algorytm wykonujemy tak długo aż nie napotkamy na liść. Wysokość drzewa to bedzie liczba przejść z węzła do węzła a złożonośc algorytmu jest proporcjonalna czasowo do wysokości drzewa oraz stała pamięciowo.</text:p>
      <text:p text:style-name="P1"/>
      <text:p text:style-name="P1">b) Wysokość to będzie n-1 czyli <text:span text:style-name="T2">2020</text:span>. Ponieważ kazdy kolejny wkłądany klucz, bedzie jako jedyny większy od korzenia I będize jego jedynym prawym synem. Po wykonaniu operacji splay na nowo włożonyn wierzchołku drzewo degeneruje się do listy, bo wczęsniejszy korzeń staje się lewym synem nowo włożonego wierzchołka, a prawego syna nie ma.</text:p>
      <text:p text:style-name="P1"/>
      <text:p text:style-name="P2">c) Zakładam, że węzłów zewnętrznych nie wliczamy do sumy węzłów, ani długości ściężki. W przypadku gdy wliczamy rozumowania jest analogiczne.</text:p>
      <text:p text:style-name="P2"/>
      <text:p text:style-name="P2"/>
      <text:p text:style-name="P2">Zauważmy, że wstawienie wezła czerwonego powoduję, że liczba węzłów w danym podrzewie sie podwaja. Więc im wyżej postawimy węzeł czerwony tym więcej węzłów otrzymamy. </text:p>
      <text:p text:style-name="P2">Z tego wynika, że najwięcej węzłów otrzymamy kiedy węzeł czerowny będzie synem korzenia, jego obaj synowie będą drzewami pełnymi I mieli wysokość h-2, a drugi syn korzenia będize drzewem pełnym o wysokości h-1. Węzłów wtedy będzie:</text:p>
      <text:p text:style-name="P2">1 + 1 + 2* (2^(h-2 + 1) – 1) + 2^(h-1+1) – 1 = 2* 2^(h-1) + 2^(h) = <text:span text:style-name="T2">2^(h+1)</text:span>.</text:p>
      <text:p text:style-name="P2">Za to najmniej węzłów bedzie jak węzeł czerwony bedzie doczepiony jako liśc do drzewa pełengo o wysokości h-1 złożonego z samych czarnych węzłów. Wtedy wezłów będzie:</text:p>
      <text:p text:style-name="P2">2^(h-1+1)-1+1 = <text:span text:style-name="T2">2^h</text:span>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16:30:48.949414231</meta:creation-date>
    <dc:date>2021-01-14T19:02:40.974311888</dc:date>
    <meta:editing-duration>PT11M5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9" meta:word-count="264" meta:character-count="1666" meta:non-whitespace-character-count="1408"/>
  </office:meta>
</office:document-meta>
</file>